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ded4e" officeooo:paragraph-rsid="000ded4e" style:font-size-asian="18pt" style:font-size-complex="18pt"/>
    </style:style>
    <style:style style:name="P2" style:family="paragraph" style:parent-style-name="Standard">
      <style:text-properties fo:font-size="13pt" officeooo:rsid="000ded4e" officeooo:paragraph-rsid="000ded4e" style:font-size-asian="11.3500003814697pt" style:font-size-complex="13pt"/>
    </style:style>
    <style:style style:name="P3" style:family="paragraph" style:parent-style-name="Standard">
      <style:text-properties fo:font-size="13pt" officeooo:rsid="000ded4e" officeooo:paragraph-rsid="000ded4e" fo:background-color="transparent" style:font-size-asian="11.3500003814697pt" style:font-size-complex="13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07279"/>
    </style:style>
    <style:style style:name="T3" style:family="text">
      <style:text-properties officeooo:rsid="00120cc9"/>
    </style:style>
    <style:style style:name="T4" style:family="text">
      <style:text-properties officeooo:rsid="00128e39"/>
    </style:style>
    <style:style style:name="T5" style:family="text">
      <style:text-properties officeooo:rsid="0014641f"/>
    </style:style>
    <style:style style:name="T6" style:family="text">
      <style:text-properties officeooo:rsid="0017ab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3</text:p>
      <text:p text:style-name="P1"/>
      <text:p text:style-name="P2">Q1) Does ANSI recognize the datatype date?</text:p>
      <text:p text:style-name="P2"/>
      <text:p text:style-name="P3"><text:span text:style-name="T1">Ans</text:span>: <text:span text:style-name="T2">No </text:span><text:span text:style-name="T3">ANSI dosen’t recognize </text:span><text:span text:style-name="T4">the DATE datatype, ANSI only recognizes CHAR &amp; NUMBER datatypes;</text:span></text:p>
      <text:p text:style-name="P3"/>
      <text:p text:style-name="P3">Q2) Which subdivision of SQL is used to insert values in tables?</text:p>
      <text:p text:style-name="P3"/>
      <text:p text:style-name="P3"><text:span text:style-name="T1">Ans</text:span>: <text:span text:style-name="T5">Data Manipulation Language </text:span><text:span text:style-name="T6">is a </text:span><text:span text:style-name="T5">subdivision used to </text:span><text:span text:style-name="T6">insert</text:span><text:span text:style-name="T5"> values in tables</text:span>. <text:span text:style-name="T6">INSERT statement in DML is used to insert the dat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5:43:02.575326682</meta:creation-date>
    <dc:date>2023-09-11T22:50:04.716312082</dc:date>
    <meta:editing-duration>PT24M9S</meta:editing-duration>
    <meta:editing-cycles>5</meta:editing-cycles>
    <meta:generator>LibreOffice/7.3.5.2$Linux_X86_64 LibreOffice_project/30$Build-2</meta:generator>
    <meta:document-statistic meta:table-count="0" meta:image-count="0" meta:object-count="0" meta:page-count="1" meta:paragraph-count="5" meta:word-count="59" meta:character-count="346" meta:non-whitespace-character-count="292"/>
  </office:meta>
</office:document-meta>
</file>